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1ba" officeooo:paragraph-rsid="001091ba"/>
    </style:style>
    <style:style style:name="P2" style:family="paragraph" style:parent-style-name="Standard">
      <style:text-properties officeooo:rsid="001091ba" officeooo:paragraph-rsid="001091ba"/>
    </style:style>
    <style:style style:name="P3" style:family="paragraph" style:parent-style-name="Standard">
      <style:text-properties officeooo:rsid="00121bf1" officeooo:paragraph-rsid="00121b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ees(employee_id int primary key,first_name varchar(50),last_name varchar(50),salary decimal(10,2));</text:p>
      <text:p text:style-name="P1">Query OK, 0 rows affected (0.89 sec)</text:p>
      <text:p text:style-name="P1"/>
      <text:p text:style-name="P1">create table audit_log(log_id int primary key auto_increment,action varchar(25' at line 1</text:p>
      <text:p text:style-name="P1">mysql&gt; create table audit_log(log_id int primary key auto_increment,action varchar(255),timestamp timestamp default current_timestamp);</text:p>
      <text:p text:style-name="P1">Query OK, 0 rows affected (0.45 sec)</text:p>
      <text:p text:style-name="P1"/>
      <text:p text:style-name="P1">mysql&gt; insert into employeees values(1,'John','doe',50000);</text:p>
      <text:p text:style-name="P1">Query OK, 1 row affected (0.14 sec)</text:p>
      <text:p text:style-name="P1"/>
      <text:p text:style-name="P1">mysql&gt; insert into employeees values(2,'Jane','Smith',60000);</text:p>
      <text:p text:style-name="P1">Query OK, 1 row affected (0.11 sec)</text:p>
      <text:p text:style-name="P1"/>
      <text:p text:style-name="P1">mysql&gt; insert into employeees values(3,'Michael','Johnson',55000);</text:p>
      <text:p text:style-name="P1">Query OK, 1 row affected (0.03 sec)</text:p>
      <text:p text:style-name="P1"/>
      <text:p text:style-name="P1">mysql&gt; insert into audit_log(action,timestamp) values ('New employees added',current_timestamp);</text:p>
      <text:p text:style-name="P1">Query OK, 1 row affected (0.07 sec)</text:p>
      <text:p text:style-name="P1"/>
      <text:p text:style-name="P1">mysql&gt; select * from employeees;</text:p>
      <text:p text:style-name="P1">+-------------+------------+-----------+----------+</text:p>
      <text:p text:style-name="P1">| employee_id | first_name | last_name | salary <text:s text:c="2"/>|</text:p>
      <text:p text:style-name="P1">+-------------+------------+-----------+----------+</text:p>
      <text:p text:style-name="P1">| <text:s text:c="10"/>1 | John <text:s text:c="6"/>| doe <text:s text:c="6"/>| 50000.00 |</text:p>
      <text:p text:style-name="P1">| <text:s text:c="10"/>2 | Jane <text:s text:c="6"/>| Smith <text:s text:c="4"/>| 60000.00 |</text:p>
      <text:p text:style-name="P1">| <text:s text:c="10"/>3 | Michael <text:s text:c="3"/>| Johnson <text:s text:c="2"/>| 55000.00 |</text:p>
      <text:p text:style-name="P1">+-------------+------------+-----------+----------+</text:p>
      <text:p text:style-name="P1">3 rows in set (0.04 sec)</text:p>
      <text:p text:style-name="P1"/>
      <text:p text:style-name="P1">mysql&gt; select * from audit_log;</text:p>
      <text:p text:style-name="P1">+--------+---------------------+---------------------+</text:p>
      <text:p text:style-name="P1">| log_id | action <text:s text:c="13"/>| timestamp <text:s text:c="10"/>|</text:p>
      <text:p text:style-name="P1">+--------+---------------------+---------------------+</text:p>
      <text:p text:style-name="P1">| <text:s text:c="5"/>1 | New employees added | 2024-03-22 12:20:32 |</text:p>
      <text:p text:style-name="P1">+--------+---------------------+---------------------+</text:p>
      <text:p text:style-name="P1">1 row in set (0.00 sec)</text:p>
      <text:p text:style-name="P1"/>
      <text:p text:style-name="P3">mysql&gt; delimiter //</text:p>
      <text:p text:style-name="P3">mysql&gt; create trigger after_employee_insert</text:p>
      <text:p text:style-name="P3"><text:s text:c="4"/>-&gt; after insert on employeees</text:p>
      <text:p text:style-name="P3"><text:s text:c="4"/>-&gt; for each row</text:p>
      <text:p text:style-name="P3"><text:s text:c="4"/>-&gt; begin</text:p>
      <text:p text:style-name="P3"><text:s text:c="4"/>-&gt; insert into audit_log(action,timestamp)</text:p>
      <text:p text:style-name="P3"><text:s text:c="4"/>-&gt; values('New employee inserted',now());</text:p>
      <text:p text:style-name="P3"><text:s text:c="4"/>-&gt; end //</text:p>
      <text:p text:style-name="P3">Query OK, 0 rows affected (0.20 sec)</text:p>
      <text:p text:style-name="P3"/>
      <text:p text:style-name="P3">mysql&gt; delimiter ;</text:p>
      <text:p text:style-name="P3">mysql&gt; insert into employeees values(4,'Minnu','Joseph',65000);</text:p>
      <text:p text:style-name="P3">Query OK, 1 row affected (0.28 sec)</text:p>
      <text:p text:style-name="P3"><text:soft-page-break/></text:p>
      <text:p text:style-name="P3">mysql&gt; select * from employeees;</text:p>
      <text:p text:style-name="P3">+-------------+------------+-----------+----------+</text:p>
      <text:p text:style-name="P3">| employee_id | first_name | last_name | salary <text:s text:c="2"/>|</text:p>
      <text:p text:style-name="P3">+-------------+------------+-----------+----------+</text:p>
      <text:p text:style-name="P3">| <text:s text:c="10"/>1 | John <text:s text:c="6"/>| doe <text:s text:c="6"/>| 50000.00 |</text:p>
      <text:p text:style-name="P3">| <text:s text:c="10"/>2 | Jane <text:s text:c="6"/>| Smith <text:s text:c="4"/>| 60000.00 |</text:p>
      <text:p text:style-name="P3">| <text:s text:c="10"/>3 | Michael <text:s text:c="3"/>| Johnson <text:s text:c="2"/>| 55000.00 |</text:p>
      <text:p text:style-name="P3">| <text:s text:c="10"/>4 | Minnu <text:s text:c="5"/>| Joseph <text:s text:c="3"/>| 65000.00 |</text:p>
      <text:p text:style-name="P3">+-------------+------------+-----------+----------+</text:p>
      <text:p text:style-name="P3">4 rows in set (0.00 sec)</text:p>
      <text:p text:style-name="P3"/>
      <text:p text:style-name="P3">mysql&gt; select * from audit_log;</text:p>
      <text:p text:style-name="P3">+--------+-----------------------+---------------------+</text:p>
      <text:p text:style-name="P3">| log_id | action <text:s text:c="15"/>| timestamp <text:s text:c="10"/>|</text:p>
      <text:p text:style-name="P3">+--------+-----------------------+---------------------+</text:p>
      <text:p text:style-name="P3">| <text:s text:c="5"/>1 | New employees added <text:s text:c="2"/>| 2024-03-22 12:20:32 |</text:p>
      <text:p text:style-name="P3">| <text:s text:c="5"/>2 | New employee inserted | 2024-03-26 15:26:41 |</text:p>
      <text:p text:style-name="P3">+--------+-----------------------+---------------------+</text:p>
      <text:p text:style-name="P3">2 rows in set (0.00 sec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2:21:37.322056300</meta:creation-date>
    <dc:date>2024-03-26T15:27:43.610972324</dc:date>
    <meta:editing-duration>PT11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372" meta:character-count="2818" meta:non-whitespace-character-count="2322"/>
  </office:meta>
</office:document-meta>
</file>